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24F0000013B7837531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2" text:anchor-type="paragraph" svg:x="7.595cm" svg:y="24.209cm" svg:width="4.969cm" svg:height="2.671cm" draw:z-index="0"><draw:image xlink:href="Pictures/100002000000024F0000013B7837531B.png" xlink:type="simple" xlink:show="embed" xlink:actuate="onLoad"/></draw:frame><draw:frame draw:style-name="fr1" draw:name="Графический объект1" text:anchor-type="paragraph" svg:x="13.152cm" svg:y="24.28cm" svg:width="4.969cm" svg:height="2.671cm" draw:z-index="1"><draw:image xlink:href="Pictures/100002000000024F0000013B7837531B.png" xlink:type="simple" xlink:show="embed" xlink:actuate="onLoad"/></draw:frame><draw:frame draw:style-name="fr1" draw:name="Графический объект3" text:anchor-type="paragraph" svg:x="0.764cm" svg:y="24.208cm" svg:width="4.969cm" svg:height="2.671cm" draw:z-index="2"><draw:image xlink:href="Pictures/100002000000024F0000013B7837531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.713cm" fo:margin-left="0.961cm" fo:margin-right="0.94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mir Kornev</meta:initial-creator>
    <meta:creation-date>2013-02-21T14:40:51</meta:creation-date>
    <dc:date>2013-02-22T13:44:30</dc:date>
    <dc:creator>Vladimir Kornev</dc:creator>
    <meta:editing-duration>PT33S</meta:editing-duration>
    <meta:editing-cycles>2</meta:editing-cycles>
    <meta:generator>LibreOffice/3.5$Linux_x86 LibreOffice_project/350m1$Build-2</meta:generator>
    <meta:printed-by>Vladimir Kornev</meta:printed-by>
    <meta:print-date>2013-02-22T13:43:08</meta:print-date>
    <meta:document-statistic meta:table-count="0" meta:image-count="3" meta:object-count="0" meta:page-count="1" meta:paragraph-count="0" meta:word-count="0" meta:character-count="0" meta:non-whitespace-character-count="0"/>
  </office:meta>
</office:document-meta>
</file>